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63000000639AECAAF5268CD2B0.png" manifest:media-type="image/png"/>
  <manifest:file-entry manifest:full-path="Pictures/1000020100000190000000B086C972416B98C294.png" manifest:media-type="image/png"/>
  <manifest:file-entry manifest:full-path="Pictures/1000020000000057000000574CAFEAD68C420772.png" manifest:media-type="image/png"/>
  <manifest:file-entry manifest:full-path="Pictures/100002010000029A0000029D471DC2619E308B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69cm" svg:height="7.302cm" svg:x="6.866cm" svg:y="11.795cm">
          <draw:image xlink:href="Pictures/100002010000029A0000029D471DC2619E308B3C.png" xlink:type="simple" xlink:show="embed" xlink:actuate="onLoad" draw:mime-type="image/png">
            <text:p/>
          </draw:image>
        </draw:frame>
        <draw:frame draw:style-name="gr2" draw:text-style-name="P2" draw:layer="layout" svg:width="14.887cm" svg:height="2.143cm" svg:x="3.057cm" svg:y="8.791cm">
          <draw:text-box>
            <text:p><text:span text:style-name="T1">1. WiFi-Verbindung</text:span></text:p>
          </draw:text-box>
        </draw:frame>
        <draw:frame draw:style-name="gr3" draw:text-style-name="P2" draw:layer="layout" svg:width="10.335cm" svg:height="2.143cm" svg:x="5.333cm" svg:y="19.586cm">
          <draw:text-box>
            <text:p><text:span text:style-name="T1">2. Steuerung</text:span></text:p>
          </draw:text-box>
        </draw:frame>
        <draw:frame draw:style-name="gr4" draw:text-style-name="P1" draw:layer="layout" svg:width="7.168cm" svg:height="7.168cm" svg:x="6.916cm" svg:y="21.569cm">
          <draw:image xlink:href="Pictures/1000020000000057000000574CAFEAD68C420772.png" xlink:type="simple" xlink:show="embed" xlink:actuate="onLoad" draw:mime-type="image/png">
            <text:p text:style-name="P1"/>
          </draw:image>
        </draw:frame>
        <draw:frame draw:style-name="gr2" draw:text-style-name="P3" draw:layer="layout" svg:width="16.83cm" svg:height="2.143cm" svg:x="2.085cm" svg:y="1.952cm">
          <draw:text-box>
            <text:p><text:span text:style-name="T2">Tech-Lab Xmas Tree</text:span></text:p>
          </draw:text-box>
        </draw:frame>
        <draw:frame draw:style-name="gr1" draw:text-style-name="P1" draw:layer="layout" svg:width="5.871cm" svg:height="2.584cm" svg:x="5.127cm" svg:y="4.766cm">
          <draw:image xlink:href="Pictures/1000020100000190000000B086C972416B98C294.png" xlink:type="simple" xlink:show="embed" xlink:actuate="onLoad" draw:mime-type="image/png">
            <text:p/>
          </draw:image>
        </draw:frame>
        <draw:frame draw:style-name="gr1" draw:text-style-name="P1" draw:layer="layout" svg:width="3.175cm" svg:height="3.175cm" svg:x="12.112cm" svg:y="4.492cm">
          <draw:image xlink:href="Pictures/1000020000000063000000639AECAAF5268CD2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9T18:33:42.149930226</meta:creation-date>
    <dc:date>2021-11-19T19:18:39.213272890</dc:date>
    <meta:editing-duration>PT24M46S</meta:editing-duration>
    <meta:editing-cycles>3</meta:editing-cycles>
    <meta:generator>LibreOffice/7.1.6.2$Linux_X86_64 LibreOffice_project/10$Build-2</meta:generator>
    <meta:print-date>2021-11-19T19:09:26.233732841</meta:print-date>
    <meta:document-statistic meta:object-count="7"/>
  </office:meta>
</office:document-meta>
</file>